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Fc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BS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em factor</text:p>
          </table:table-cell>
          <table:table-cell office:value-type="string" calcext:value-type="string">
            <text:p>Exec time</text:p>
          </table:table-cell>
          <table:table-cell office:value-type="string" calcext:value-type="string">
            <text:p>Adj exec tm</text:p>
          </table:table-cell>
          <table:table-cell office:value-type="string" calcext:value-type="string">
            <text:p>Speed-up</text:p>
          </table:table-cell>
          <table:table-cell office:value-type="string" calcext:value-type="string">
            <text:p>Max abs err</text:p>
          </table:table-cell>
          <table:table-cell office:value-type="string" calcext:value-type="string">
            <text:p>Acc Factor</text:p>
          </table:table-cell>
          <table:table-cell office:value-type="string" calcext:value-type="string">
            <text:p>Avg abs err</text:p>
          </table:table-cell>
          <table:table-cell office:value-type="string" calcext:value-type="string">
            <text:p>Avg pcnt err</text:p>
          </table:table-cell>
        </table:table-row>
        <table:table-row table:style-name="ro1">
          <table:table-cell office:value-type="string" calcext:value-type="string">
            <text:p>Scaffolding</text:p>
          </table:table-cell>
          <table:table-cell table:number-columns-repeated="5"/>
          <table:table-cell office:value-type="float" office:value="17710" calcext:value-type="float">
            <text:p>177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</text:p>
          </table:table-cell>
          <table:table-cell table:formula="of:=[$Sheet2.B3]-[$Sheet2.B2]" office:value-type="float" office:value="5728" calcext:value-type="float">
            <text:p>5728</text:p>
          </table:table-cell>
          <table:table-cell table:formula="of:=[$Sheet2.C3]-[$Sheet2.C2]" office:value-type="float" office:value="0" calcext:value-type="float">
            <text:p>0</text:p>
          </table:table-cell>
          <table:table-cell table:formula="of:=[$Sheet2.D3]-[$Sheet2.D2]" office:value-type="float" office:value="0" calcext:value-type="float">
            <text:p>0</text:p>
          </table:table-cell>
          <table:table-cell table:formula="of:=SUM([.B3:.D3])" office:value-type="float" office:value="5728" calcext:value-type="float">
            <text:p>5728</text:p>
          </table:table-cell>
          <table:table-cell/>
          <table:table-cell office:value-type="float" office:value="64019" calcext:value-type="float">
            <text:p>64019</text:p>
          </table:table-cell>
          <table:table-cell table:formula="of:=[.G3]-[.$G$2]" office:value-type="float" office:value="46309" calcext:value-type="float">
            <text:p>463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T dbl</text:p>
          </table:table-cell>
          <table:table-cell table:formula="of:=[$Sheet2.B4]-[$Sheet2.B3]" office:value-type="float" office:value="256" calcext:value-type="float">
            <text:p>256</text:p>
          </table:table-cell>
          <table:table-cell table:formula="of:=[$Sheet2.C4]-[$Sheet2.C3]" office:value-type="float" office:value="0" calcext:value-type="float">
            <text:p>0</text:p>
          </table:table-cell>
          <table:table-cell table:formula="of:=[$Sheet2.D4]-[$Sheet2.D3]" office:value-type="float" office:value="3228" calcext:value-type="float">
            <text:p>3228</text:p>
          </table:table-cell>
          <table:table-cell table:formula="of:=SUM([.B4:.D4])" office:value-type="float" office:value="3484" calcext:value-type="float">
            <text:p>3484</text:p>
          </table:table-cell>
          <table:table-cell table:formula="of:=[.$E$3]/[.E4]" office:value-type="float" office:value="1.64408725602755" calcext:value-type="float">
            <text:p>1.64408725602755</text:p>
          </table:table-cell>
          <table:table-cell office:value-type="float" office:value="24301" calcext:value-type="float">
            <text:p>24301</text:p>
          </table:table-cell>
          <table:table-cell table:formula="of:=[.G4]-[.$G$2]" office:value-type="float" office:value="6591" calcext:value-type="float">
            <text:p>6591</text:p>
          </table:table-cell>
          <table:table-cell table:formula="of:=[.$H$3]/[.H4]" office:value-type="float" office:value="7.02609619177667" calcext:value-type="float">
            <text:p>7.02609619177667</text:p>
          </table:table-cell>
          <table:table-cell office:value-type="float" office:value="0.00770429017773858" calcext:value-type="float">
            <text:p>0.007704290177739</text:p>
          </table:table-cell>
          <table:table-cell/>
          <table:table-cell office:value-type="float" office:value="0.00236615571094584" calcext:value-type="float">
            <text:p>0.002366155710946</text:p>
          </table:table-cell>
          <table:table-cell office:value-type="float" office:value="1.43526593841735" calcext:value-type="float">
            <text:p>1.43526593841735</text:p>
          </table:table-cell>
        </table:table-row>
        <table:table-row table:style-name="ro1">
          <table:table-cell office:value-type="string" calcext:value-type="string">
            <text:p>LUT flt</text:p>
          </table:table-cell>
          <table:table-cell table:formula="of:=[$Sheet2.B5]-[$Sheet2.B3]" office:value-type="float" office:value="1120" calcext:value-type="float">
            <text:p>1120</text:p>
          </table:table-cell>
          <table:table-cell table:formula="of:=[$Sheet2.C5]-[$Sheet2.C3]" office:value-type="float" office:value="0" calcext:value-type="float">
            <text:p>0</text:p>
          </table:table-cell>
          <table:table-cell table:formula="of:=[$Sheet2.D5]-[$Sheet2.D3]" office:value-type="float" office:value="1616" calcext:value-type="float">
            <text:p>1616</text:p>
          </table:table-cell>
          <table:table-cell table:formula="of:=SUM([.B5:.D5])" office:value-type="float" office:value="2736" calcext:value-type="float">
            <text:p>2736</text:p>
          </table:table-cell>
          <table:table-cell table:formula="of:=[.$E$3]/[.E5]" office:value-type="float" office:value="2.09356725146199" calcext:value-type="float">
            <text:p>2.09356725146199</text:p>
          </table:table-cell>
          <table:table-cell office:value-type="float" office:value="23986" calcext:value-type="float">
            <text:p>23986</text:p>
          </table:table-cell>
          <table:table-cell table:formula="of:=[.G5]-[.$G$2]" office:value-type="float" office:value="6276" calcext:value-type="float">
            <text:p>6276</text:p>
          </table:table-cell>
          <table:table-cell table:formula="of:=[.$H$3]/[.H5]" office:value-type="float" office:value="7.37874442319949" calcext:value-type="float">
            <text:p>7.37874442319949</text:p>
          </table:table-cell>
          <table:table-cell office:value-type="float" office:value="0.00758042506255828" calcext:value-type="float">
            <text:p>0.007580425062558</text:p>
          </table:table-cell>
          <table:table-cell/>
          <table:table-cell office:value-type="float" office:value="0.00250749739538269" calcext:value-type="float">
            <text:p>0.002507497395383</text:p>
          </table:table-cell>
          <table:table-cell office:value-type="float" office:value="1.36577465554325" calcext:value-type="float">
            <text:p>1.36577465554325</text:p>
          </table:table-cell>
        </table:table-row>
        <table:table-row table:style-name="ro1">
          <table:table-cell office:value-type="string" calcext:value-type="string">
            <text:p>LUT fxd</text:p>
          </table:table-cell>
          <table:table-cell table:formula="of:=[$Sheet2.B6]-[$Sheet2.B3]" office:value-type="float" office:value="176" calcext:value-type="float">
            <text:p>176</text:p>
          </table:table-cell>
          <table:table-cell table:formula="of:=[$Sheet2.C6]-[$Sheet2.C3]" office:value-type="float" office:value="0" calcext:value-type="float">
            <text:p>0</text:p>
          </table:table-cell>
          <table:table-cell table:formula="of:=[$Sheet2.D6]-[$Sheet2.D3]" office:value-type="float" office:value="1616" calcext:value-type="float">
            <text:p>1616</text:p>
          </table:table-cell>
          <table:table-cell table:formula="of:=SUM([.B6:.D6])" office:value-type="float" office:value="1792" calcext:value-type="float">
            <text:p>1792</text:p>
          </table:table-cell>
          <table:table-cell table:formula="of:=[.$E$3]/[.E6]" office:value-type="float" office:value="3.19642857142857" calcext:value-type="float">
            <text:p>3.19642857142857</text:p>
          </table:table-cell>
          <table:table-cell office:value-type="float" office:value="18391" calcext:value-type="float">
            <text:p>18391</text:p>
          </table:table-cell>
          <table:table-cell table:formula="of:=[.G6]-[.$G$2]" office:value-type="float" office:value="681" calcext:value-type="float">
            <text:p>681</text:p>
          </table:table-cell>
          <table:table-cell table:formula="of:=[.$H$3]/[.H6]" office:value-type="float" office:value="68.0014684287812" calcext:value-type="float">
            <text:p>68.0014684287812</text:p>
          </table:table-cell>
          <table:table-cell office:value-type="float" office:value="0.0155052007935623" calcext:value-type="float">
            <text:p>0.015505200793562</text:p>
          </table:table-cell>
          <table:table-cell/>
          <table:table-cell office:value-type="float" office:value="0.00500121481647444" calcext:value-type="float">
            <text:p>0.005001214816474</text:p>
          </table:table-cell>
          <table:table-cell office:value-type="float" office:value="4.09265522719507" calcext:value-type="float">
            <text:p>4.09265522719507</text:p>
          </table:table-cell>
        </table:table-row>
        <table:table-row table:style-name="ro1">
          <table:table-cell office:value-type="string" calcext:value-type="string">
            <text:p>Dbl interp</text:p>
          </table:table-cell>
          <table:table-cell table:formula="of:=[$Sheet2.B7]-[$Sheet2.B3]" office:value-type="float" office:value="320" calcext:value-type="float">
            <text:p>320</text:p>
          </table:table-cell>
          <table:table-cell table:formula="of:=[$Sheet2.C7]-[$Sheet2.C3]" office:value-type="float" office:value="0" calcext:value-type="float">
            <text:p>0</text:p>
          </table:table-cell>
          <table:table-cell table:formula="of:=[$Sheet2.D7]-[$Sheet2.D3]" office:value-type="float" office:value="3228" calcext:value-type="float">
            <text:p>3228</text:p>
          </table:table-cell>
          <table:table-cell table:formula="of:=SUM([.B7:.D7])" office:value-type="float" office:value="3548" calcext:value-type="float">
            <text:p>3548</text:p>
          </table:table-cell>
          <table:table-cell table:formula="of:=[.$E$3]/[.E7]" office:value-type="float" office:value="1.61443066516347" calcext:value-type="float">
            <text:p>1.61443066516347</text:p>
          </table:table-cell>
          <table:table-cell office:value-type="float" office:value="31536" calcext:value-type="float">
            <text:p>31536</text:p>
          </table:table-cell>
          <table:table-cell table:formula="of:=[.G7]-[.$G$2]" office:value-type="float" office:value="13826" calcext:value-type="float">
            <text:p>13826</text:p>
          </table:table-cell>
          <table:table-cell table:formula="of:=[.$H$3]/[.H7]" office:value-type="float" office:value="3.34941414725879" calcext:value-type="float">
            <text:p>3.34941414725879</text:p>
          </table:table-cell>
          <table:table-cell table:style-name="ce1" office:value-type="float" office:value="0.0000304280219302067" calcext:value-type="float">
            <text:p>3.04E-05</text:p>
          </table:table-cell>
          <table:table-cell table:formula="of:=[.J4]/[.J7]" office:value-type="float" office:value="253.197207344271" calcext:value-type="float">
            <text:p>253.197207344271</text:p>
          </table:table-cell>
          <table:table-cell table:style-name="ce1" office:value-type="float" office:value="0.0000131533000861213" calcext:value-type="float">
            <text:p>1.32E-05</text:p>
          </table:table-cell>
          <table:table-cell office:value-type="float" office:value="0.00206581291303557" calcext:value-type="float">
            <text:p>0.002065812913036</text:p>
          </table:table-cell>
        </table:table-row>
        <table:table-row table:style-name="ro1">
          <table:table-cell office:value-type="string" calcext:value-type="string">
            <text:p>Flt interp</text:p>
          </table:table-cell>
          <table:table-cell table:formula="of:=[$Sheet2.B8]-[$Sheet2.B3]" office:value-type="float" office:value="1232" calcext:value-type="float">
            <text:p>1232</text:p>
          </table:table-cell>
          <table:table-cell table:formula="of:=[$Sheet2.C8]-[$Sheet2.C3]" office:value-type="float" office:value="0" calcext:value-type="float">
            <text:p>0</text:p>
          </table:table-cell>
          <table:table-cell table:formula="of:=[$Sheet2.D8]-[$Sheet2.D3]" office:value-type="float" office:value="1616" calcext:value-type="float">
            <text:p>1616</text:p>
          </table:table-cell>
          <table:table-cell table:formula="of:=SUM([.B8:.D8])" office:value-type="float" office:value="2848" calcext:value-type="float">
            <text:p>2848</text:p>
          </table:table-cell>
          <table:table-cell table:formula="of:=[.$E$3]/[.E8]" office:value-type="float" office:value="2.01123595505618" calcext:value-type="float">
            <text:p>2.01123595505618</text:p>
          </table:table-cell>
          <table:table-cell office:value-type="float" office:value="27357" calcext:value-type="float">
            <text:p>27357</text:p>
          </table:table-cell>
          <table:table-cell table:formula="of:=[.G8]-[.$G$2]" office:value-type="float" office:value="9647" calcext:value-type="float">
            <text:p>9647</text:p>
          </table:table-cell>
          <table:table-cell table:formula="of:=[.$H$3]/[.H8]" office:value-type="float" office:value="4.80035244117342" calcext:value-type="float">
            <text:p>4.80035244117342</text:p>
          </table:table-cell>
          <table:table-cell table:style-name="ce1" office:value-type="float" office:value="0.0000304927007164224" calcext:value-type="float">
            <text:p>3.05E-05</text:p>
          </table:table-cell>
          <table:table-cell table:formula="of:=[.J5]/[.J8]" office:value-type="float" office:value="248.598021311891" calcext:value-type="float">
            <text:p>248.598021311891</text:p>
          </table:table-cell>
          <table:table-cell table:style-name="ce1" office:value-type="float" office:value="0.0000132069468098175" calcext:value-type="float">
            <text:p>1.32E-05</text:p>
          </table:table-cell>
          <table:table-cell office:value-type="float" office:value="0.00203896834609796" calcext:value-type="float">
            <text:p>0.002038968346098</text:p>
          </table:table-cell>
        </table:table-row>
        <table:table-row table:style-name="ro1">
          <table:table-cell office:value-type="string" calcext:value-type="string">
            <text:p>Fxd interp</text:p>
          </table:table-cell>
          <table:table-cell table:formula="of:=[$Sheet2.B9]-[$Sheet2.B3]" office:value-type="float" office:value="192" calcext:value-type="float">
            <text:p>192</text:p>
          </table:table-cell>
          <table:table-cell table:formula="of:=[$Sheet2.C9]-[$Sheet2.C3]" office:value-type="float" office:value="0" calcext:value-type="float">
            <text:p>0</text:p>
          </table:table-cell>
          <table:table-cell table:formula="of:=[$Sheet2.D9]-[$Sheet2.D3]" office:value-type="float" office:value="1616" calcext:value-type="float">
            <text:p>1616</text:p>
          </table:table-cell>
          <table:table-cell table:formula="of:=SUM([.B9:.D9])" office:value-type="float" office:value="1808" calcext:value-type="float">
            <text:p>1808</text:p>
          </table:table-cell>
          <table:table-cell table:formula="of:=[.$E$3]/[.E9]" office:value-type="float" office:value="3.16814159292035" calcext:value-type="float">
            <text:p>3.16814159292035</text:p>
          </table:table-cell>
          <table:table-cell office:value-type="float" office:value="18473" calcext:value-type="float">
            <text:p>18473</text:p>
          </table:table-cell>
          <table:table-cell table:formula="of:=[.G9]-[.$G$2]" office:value-type="float" office:value="763" calcext:value-type="float">
            <text:p>763</text:p>
          </table:table-cell>
          <table:table-cell table:formula="of:=[.$H$3]/[.H9]" office:value-type="float" office:value="60.6933158584535" calcext:value-type="float">
            <text:p>60.6933158584535</text:p>
          </table:table-cell>
          <table:table-cell table:style-name="ce1" office:value-type="float" office:value="0.0000569193978030569" calcext:value-type="float">
            <text:p>5.69E-05</text:p>
          </table:table-cell>
          <table:table-cell table:formula="of:=[.J6]/[.J9]" office:value-type="float" office:value="272.40626907563" calcext:value-type="float">
            <text:p>272.40626907563</text:p>
          </table:table-cell>
          <table:table-cell table:style-name="ce1" office:value-type="float" office:value="0.0000214187648619189" calcext:value-type="float">
            <text:p>2.14E-05</text:p>
          </table:table-cell>
          <table:table-cell office:value-type="float" office:value="0.00801747567449163" calcext:value-type="float">
            <text:p>0.008017475674492</text:p>
          </table:table-cell>
        </table:table-row>
        <table:table-row table:style-name="ro1">
          <table:table-cell office:value-type="string" calcext:value-type="string">
            <text:p>Dbl Nonuni</text:p>
          </table:table-cell>
          <table:table-cell table:formula="of:=[$Sheet2.B10]-[$Sheet2.B2]" office:value-type="float" office:value="1088" calcext:value-type="float">
            <text:p>1088</text:p>
          </table:table-cell>
          <table:table-cell table:formula="of:=[$Sheet2.C10]-[$Sheet2.C2]" office:value-type="float" office:value="0" calcext:value-type="float">
            <text:p>0</text:p>
          </table:table-cell>
          <table:table-cell table:formula="of:=[$Sheet2.D10]-[$Sheet2.D2]" office:value-type="float" office:value="0" calcext:value-type="float">
            <text:p>0</text:p>
          </table:table-cell>
          <table:table-cell table:formula="of:=SUM([.B10:.D10])" office:value-type="float" office:value="1088" calcext:value-type="float">
            <text:p>1088</text:p>
          </table:table-cell>
          <table:table-cell table:formula="of:=[.$E$3]/[.E10]" office:value-type="float" office:value="5.26470588235294" calcext:value-type="float">
            <text:p>5.26470588235294</text:p>
          </table:table-cell>
          <table:table-cell office:value-type="float" office:value="58914" calcext:value-type="float">
            <text:p>58914</text:p>
          </table:table-cell>
          <table:table-cell table:formula="of:=[.G10]-[.$G$2]" office:value-type="float" office:value="41204" calcext:value-type="float">
            <text:p>41204</text:p>
          </table:table-cell>
          <table:table-cell table:formula="of:=[.$H$3]/[.H10]" office:value-type="float" office:value="1.12389573827784" calcext:value-type="float">
            <text:p>1.12389573827784</text:p>
          </table:table-cell>
          <table:table-cell office:value-type="float" office:value="0.00694237642607376" calcext:value-type="float">
            <text:p>0.006942376426074</text:p>
          </table:table-cell>
          <table:table-cell table:formula="of:=[.J4]/[.J10]" office:value-type="float" office:value="1.1097482626847" calcext:value-type="float">
            <text:p>1.1097482626847</text:p>
          </table:table-cell>
          <table:table-cell office:value-type="float" office:value="0.00361428811539235" calcext:value-type="float">
            <text:p>0.003614288115392</text:p>
          </table:table-cell>
          <table:table-cell office:value-type="float" office:value="0.623494718647804" calcext:value-type="float">
            <text:p>0.623494718647804</text:p>
          </table:table-cell>
        </table:table-row>
        <table:table-row table:style-name="ro1">
          <table:table-cell office:value-type="string" calcext:value-type="string">
            <text:p>Flt Nonuni</text:p>
          </table:table-cell>
          <table:table-cell table:formula="of:=[$Sheet2.B11]-[$Sheet2.B2]" office:value-type="float" office:value="1424" calcext:value-type="float">
            <text:p>1424</text:p>
          </table:table-cell>
          <table:table-cell table:formula="of:=[$Sheet2.C11]-[$Sheet2.C2]" office:value-type="float" office:value="0" calcext:value-type="float">
            <text:p>0</text:p>
          </table:table-cell>
          <table:table-cell table:formula="of:=[$Sheet2.D11]-[$Sheet2.D2]" office:value-type="float" office:value="0" calcext:value-type="float">
            <text:p>0</text:p>
          </table:table-cell>
          <table:table-cell table:formula="of:=SUM([.B11:.D11])" office:value-type="float" office:value="1424" calcext:value-type="float">
            <text:p>1424</text:p>
          </table:table-cell>
          <table:table-cell table:formula="of:=[.$E$3]/[.E11]" office:value-type="float" office:value="4.02247191011236" calcext:value-type="float">
            <text:p>4.02247191011236</text:p>
          </table:table-cell>
          <table:table-cell office:value-type="float" office:value="43220" calcext:value-type="float">
            <text:p>43220</text:p>
          </table:table-cell>
          <table:table-cell table:formula="of:=[.G11]-[.$G$2]" office:value-type="float" office:value="25510" calcext:value-type="float">
            <text:p>25510</text:p>
          </table:table-cell>
          <table:table-cell table:formula="of:=[.$H$3]/[.H11]" office:value-type="float" office:value="1.81532732261858" calcext:value-type="float">
            <text:p>1.81532732261858</text:p>
          </table:table-cell>
          <table:table-cell office:value-type="float" office:value="0.00694266426730195" calcext:value-type="float">
            <text:p>0.006942664267302</text:p>
          </table:table-cell>
          <table:table-cell table:formula="of:=[.J5]/[.J11]" office:value-type="float" office:value="1.091861102698" calcext:value-type="float">
            <text:p>1.091861102698</text:p>
          </table:table-cell>
          <table:table-cell office:value-type="float" office:value="0.00362104684628705" calcext:value-type="float">
            <text:p>0.003621046846287</text:p>
          </table:table-cell>
          <table:table-cell office:value-type="float" office:value="0.635739494370122" calcext:value-type="float">
            <text:p>0.635739494370122</text:p>
          </table:table-cell>
        </table:table-row>
        <table:table-row table:style-name="ro1">
          <table:table-cell office:value-type="string" calcext:value-type="string">
            <text:p>Fxd Nonuni</text:p>
          </table:table-cell>
          <table:table-cell table:formula="of:=[$Sheet2.B12]-[$Sheet2.B2]" office:value-type="float" office:value="440" calcext:value-type="float">
            <text:p>440</text:p>
          </table:table-cell>
          <table:table-cell table:formula="of:=[$Sheet2.C12]-[$Sheet2.C2]" office:value-type="float" office:value="0" calcext:value-type="float">
            <text:p>0</text:p>
          </table:table-cell>
          <table:table-cell table:formula="of:=[$Sheet2.D12]-[$Sheet2.D2]" office:value-type="float" office:value="0" calcext:value-type="float">
            <text:p>0</text:p>
          </table:table-cell>
          <table:table-cell table:formula="of:=SUM([.B12:.D12])" office:value-type="float" office:value="440" calcext:value-type="float">
            <text:p>440</text:p>
          </table:table-cell>
          <table:table-cell table:formula="of:=[.$E$3]/[.E12]" office:value-type="float" office:value="13.0181818181818" calcext:value-type="float">
            <text:p>13.0181818181818</text:p>
          </table:table-cell>
          <table:table-cell office:value-type="float" office:value="21306" calcext:value-type="float">
            <text:p>21306</text:p>
          </table:table-cell>
          <table:table-cell table:formula="of:=[.G12]-[.$G$2]" office:value-type="float" office:value="3596" calcext:value-type="float">
            <text:p>3596</text:p>
          </table:table-cell>
          <table:table-cell table:formula="of:=[.$H$3]/[.H12]" office:value-type="float" office:value="12.8779199110122" calcext:value-type="float">
            <text:p>12.8779199110122</text:p>
          </table:table-cell>
          <table:table-cell office:value-type="float" office:value="0.00695612235648169" calcext:value-type="float">
            <text:p>0.006956122356482</text:p>
          </table:table-cell>
          <table:table-cell table:formula="of:=[.J6]/[.J12]" office:value-type="float" office:value="2.22900058379719" calcext:value-type="float">
            <text:p>2.22900058379719</text:p>
          </table:table-cell>
          <table:table-cell office:value-type="float" office:value="0.00352174008405179" calcext:value-type="float">
            <text:p>0.003521740084052</text:p>
          </table:table-cell>
          <table:table-cell office:value-type="float" office:value="0.609350791340929" calcext:value-type="float">
            <text:p>0.609350791340929</text:p>
          </table:table-cell>
        </table:table-row>
        <table:table-row table:style-name="ro1">
          <table:table-cell office:value-type="string" calcext:value-type="string">
            <text:p>Sin_32</text:p>
          </table:table-cell>
          <table:table-cell table:formula="of:=[$Sheet2.B13]-[$Sheet2.B2]" office:value-type="float" office:value="2408" calcext:value-type="float">
            <text:p>2408</text:p>
          </table:table-cell>
          <table:table-cell table:formula="of:=[$Sheet2.C13]-[$Sheet2.C2]" office:value-type="float" office:value="4" calcext:value-type="float">
            <text:p>4</text:p>
          </table:table-cell>
          <table:table-cell table:formula="of:=[$Sheet2.D13]-[$Sheet2.D2]" office:value-type="float" office:value="-4" calcext:value-type="float">
            <text:p>-4</text:p>
          </table:table-cell>
          <table:table-cell table:formula="of:=SUM([.B13:.D13])" office:value-type="float" office:value="2408" calcext:value-type="float">
            <text:p>2408</text:p>
          </table:table-cell>
          <table:table-cell table:formula="of:=[.$E$3]/[.E13]" office:value-type="float" office:value="2.37873754152824" calcext:value-type="float">
            <text:p>2.37873754152824</text:p>
          </table:table-cell>
          <table:table-cell office:value-type="float" office:value="37540" calcext:value-type="float">
            <text:p>37540</text:p>
          </table:table-cell>
          <table:table-cell table:formula="of:=[.G13]-[.$G$2]" office:value-type="float" office:value="19830" calcext:value-type="float">
            <text:p>19830</text:p>
          </table:table-cell>
          <table:table-cell table:formula="of:=[.$H$3]/[.H13]" office:value-type="float" office:value="2.33530005042864" calcext:value-type="float">
            <text:p>2.33530005042864</text:p>
          </table:table-cell>
          <table:table-cell office:value-type="float" office:value="0.000596953393777078" calcext:value-type="float">
            <text:p>0.000596953393777</text:p>
          </table:table-cell>
          <table:table-cell/>
          <table:table-cell office:value-type="float" office:value="0.000374015636081799" calcext:value-type="float">
            <text:p>0.000374015636082</text:p>
          </table:table-cell>
          <table:table-cell office:value-type="float" office:value="0.43817687605616" calcext:value-type="float">
            <text:p>0.43817687605616</text:p>
          </table:table-cell>
        </table:table-row>
        <table:table-row table:style-name="ro1">
          <table:table-cell office:value-type="string" calcext:value-type="string">
            <text:p>Sin_52</text:p>
          </table:table-cell>
          <table:table-cell table:formula="of:=[$Sheet2.B14]-[$Sheet2.B2]" office:value-type="float" office:value="2424" calcext:value-type="float">
            <text:p>2424</text:p>
          </table:table-cell>
          <table:table-cell table:formula="of:=[$Sheet2.C14]-[$Sheet2.C2]" office:value-type="float" office:value="4" calcext:value-type="float">
            <text:p>4</text:p>
          </table:table-cell>
          <table:table-cell table:formula="of:=[$Sheet2.D14]-[$Sheet2.D2]" office:value-type="float" office:value="-4" calcext:value-type="float">
            <text:p>-4</text:p>
          </table:table-cell>
          <table:table-cell table:formula="of:=SUM([.B14:.D14])" office:value-type="float" office:value="2424" calcext:value-type="float">
            <text:p>2424</text:p>
          </table:table-cell>
          <table:table-cell table:formula="of:=[.$E$3]/[.E14]" office:value-type="float" office:value="2.36303630363036" calcext:value-type="float">
            <text:p>2.36303630363036</text:p>
          </table:table-cell>
          <table:table-cell office:value-type="float" office:value="39908" calcext:value-type="float">
            <text:p>39908</text:p>
          </table:table-cell>
          <table:table-cell table:formula="of:=[.G14]-[.$G$2]" office:value-type="float" office:value="22198" calcext:value-type="float">
            <text:p>22198</text:p>
          </table:table-cell>
          <table:table-cell table:formula="of:=[.$H$3]/[.H14]" office:value-type="float" office:value="2.08617893503919" calcext:value-type="float">
            <text:p>2.08617893503919</text:p>
          </table:table-cell>
          <table:table-cell table:style-name="ce1" office:value-type="float" office:value="0.00000695668042352549" calcext:value-type="float">
            <text:p>6.96E-06</text:p>
          </table:table-cell>
          <table:table-cell table:formula="of:=[.J13]/[.J14]" office:value-type="float" office:value="85.8100929515683" calcext:value-type="float">
            <text:p>85.8100929515683</text:p>
          </table:table-cell>
          <table:table-cell table:style-name="ce1" office:value-type="float" office:value="0.00000421921398545518" calcext:value-type="float">
            <text:p>4.22E-06</text:p>
          </table:table-cell>
          <table:table-cell office:value-type="float" office:value="0.0015611629498907" calcext:value-type="float">
            <text:p>0.001561162949891</text:p>
          </table:table-cell>
        </table:table-row>
        <table:table-row table:style-name="ro1">
          <table:table-cell office:value-type="string" calcext:value-type="string">
            <text:p>Sin_73</text:p>
          </table:table-cell>
          <table:table-cell table:formula="of:=[$Sheet2.B15]-[$Sheet2.B2]" office:value-type="float" office:value="1552" calcext:value-type="float">
            <text:p>1552</text:p>
          </table:table-cell>
          <table:table-cell table:formula="of:=[$Sheet2.C15]-[$Sheet2.C2]" office:value-type="float" office:value="4" calcext:value-type="float">
            <text:p>4</text:p>
          </table:table-cell>
          <table:table-cell table:formula="of:=[$Sheet2.D15]-[$Sheet2.D2]" office:value-type="float" office:value="-4" calcext:value-type="float">
            <text:p>-4</text:p>
          </table:table-cell>
          <table:table-cell table:formula="of:=SUM([.B15:.D15])" office:value-type="float" office:value="1552" calcext:value-type="float">
            <text:p>1552</text:p>
          </table:table-cell>
          <table:table-cell table:formula="of:=[.$E$3]/[.E15]" office:value-type="float" office:value="3.69072164948454" calcext:value-type="float">
            <text:p>3.69072164948454</text:p>
          </table:table-cell>
          <table:table-cell office:value-type="float" office:value="46009" calcext:value-type="float">
            <text:p>46009</text:p>
          </table:table-cell>
          <table:table-cell table:formula="of:=[.G15]-[.$G$2]" office:value-type="float" office:value="28299" calcext:value-type="float">
            <text:p>28299</text:p>
          </table:table-cell>
          <table:table-cell table:formula="of:=[.$H$3]/[.H15]" office:value-type="float" office:value="1.63641824799463" calcext:value-type="float">
            <text:p>1.63641824799463</text:p>
          </table:table-cell>
          <table:table-cell table:style-name="ce1" office:value-type="float" office:value="0.0000000465359989432201" calcext:value-type="float">
            <text:p>4.65E-08</text:p>
          </table:table-cell>
          <table:table-cell table:formula="of:=[.J14]/[.J15]" office:value-type="float" office:value="149.490299585349" calcext:value-type="float">
            <text:p>149.490299585349</text:p>
          </table:table-cell>
          <table:table-cell table:style-name="ce1" office:value-type="float" office:value="0.0000000303438868382953" calcext:value-type="float">
            <text:p>3.03E-08</text:p>
          </table:table-cell>
          <table:table-cell table:style-name="ce1" office:value-type="float" office:value="0.0000204355382017447" calcext:value-type="float">
            <text:p>2.04E-05</text:p>
          </table:table-cell>
        </table:table-row>
        <table:table-row table:style-name="ro1">
          <table:table-cell office:value-type="string" calcext:value-type="string">
            <text:p>Sin_121</text:p>
          </table:table-cell>
          <table:table-cell table:formula="of:=[$Sheet2.B16]-[$Sheet2.B2]" office:value-type="float" office:value="1624" calcext:value-type="float">
            <text:p>1624</text:p>
          </table:table-cell>
          <table:table-cell table:formula="of:=[$Sheet2.C16]-[$Sheet2.C2]" office:value-type="float" office:value="4" calcext:value-type="float">
            <text:p>4</text:p>
          </table:table-cell>
          <table:table-cell table:formula="of:=[$Sheet2.D16]-[$Sheet2.D2]" office:value-type="float" office:value="-4" calcext:value-type="float">
            <text:p>-4</text:p>
          </table:table-cell>
          <table:table-cell table:formula="of:=SUM([.B16:.D16])" office:value-type="float" office:value="1624" calcext:value-type="float">
            <text:p>1624</text:p>
          </table:table-cell>
          <table:table-cell table:formula="of:=[.$E$3]/[.E16]" office:value-type="float" office:value="3.52709359605911" calcext:value-type="float">
            <text:p>3.52709359605911</text:p>
          </table:table-cell>
          <table:table-cell office:value-type="float" office:value="52987" calcext:value-type="float">
            <text:p>52987</text:p>
          </table:table-cell>
          <table:table-cell table:formula="of:=[.G16]-[.$G$2]" office:value-type="float" office:value="35277" calcext:value-type="float">
            <text:p>35277</text:p>
          </table:table-cell>
          <table:table-cell table:formula="of:=[.$H$3]/[.H16]" office:value-type="float" office:value="1.31272500496074" calcext:value-type="float">
            <text:p>1.31272500496074</text:p>
          </table:table-cell>
          <table:table-cell table:style-name="ce1" office:value-type="float" office:value="0.000000000000748297257491259" calcext:value-type="float">
            <text:p>7.48E-13</text:p>
          </table:table-cell>
          <table:table-cell table:formula="of:=[.J15]/[.J16]" office:value-type="float" office:value="62189.188156638" calcext:value-type="float">
            <text:p>62189.188156638</text:p>
          </table:table-cell>
          <table:table-cell table:style-name="ce1" office:value-type="float" office:value="0.000000000000470805092069211" calcext:value-type="float">
            <text:p>4.71E-13</text:p>
          </table:table-cell>
          <table:table-cell table:style-name="ce1" office:value-type="float" office:value="0.000000000582447916690235" calcext:value-type="float">
            <text:p>5.82E-10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c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BSS</text:p>
          </table:table-cell>
        </table:table-row>
        <table:table-row table:style-name="ro1">
          <table:table-cell office:value-type="string" calcext:value-type="string">
            <text:p>Scaffolding</text:p>
          </table:table-cell>
          <table:table-cell office:value-type="float" office:value="8484" calcext:value-type="float">
            <text:p>8484</text:p>
          </table:table-cell>
          <table:table-cell office:value-type="float" office:value="124" calcext:value-type="float">
            <text:p>124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Sin</text:p>
          </table:table-cell>
          <table:table-cell office:value-type="float" office:value="14212" calcext:value-type="float">
            <text:p>14212</text:p>
          </table:table-cell>
          <table:table-cell office:value-type="float" office:value="124" calcext:value-type="float">
            <text:p>124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LUT dbl</text:p>
          </table:table-cell>
          <table:table-cell office:value-type="float" office:value="14468" calcext:value-type="float">
            <text:p>14468</text:p>
          </table:table-cell>
          <table:table-cell office:value-type="float" office:value="124" calcext:value-type="float">
            <text:p>124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string" calcext:value-type="string">
            <text:p>LUT flt</text:p>
          </table:table-cell>
          <table:table-cell office:value-type="float" office:value="15332" calcext:value-type="float">
            <text:p>15332</text:p>
          </table:table-cell>
          <table:table-cell office:value-type="float" office:value="124" calcext:value-type="float">
            <text:p>124</text:p>
          </table:table-cell>
          <table:table-cell office:value-type="float" office:value="4228" calcext:value-type="float">
            <text:p>4228</text:p>
          </table:table-cell>
        </table:table-row>
        <table:table-row table:style-name="ro1">
          <table:table-cell office:value-type="string" calcext:value-type="string">
            <text:p>LUT fxd</text:p>
          </table:table-cell>
          <table:table-cell office:value-type="float" office:value="14388" calcext:value-type="float">
            <text:p>14388</text:p>
          </table:table-cell>
          <table:table-cell office:value-type="float" office:value="124" calcext:value-type="float">
            <text:p>124</text:p>
          </table:table-cell>
          <table:table-cell office:value-type="float" office:value="4228" calcext:value-type="float">
            <text:p>4228</text:p>
          </table:table-cell>
        </table:table-row>
        <table:table-row table:style-name="ro1">
          <table:table-cell office:value-type="string" calcext:value-type="string">
            <text:p>Dbl interp</text:p>
          </table:table-cell>
          <table:table-cell office:value-type="float" office:value="14532" calcext:value-type="float">
            <text:p>14532</text:p>
          </table:table-cell>
          <table:table-cell office:value-type="float" office:value="124" calcext:value-type="float">
            <text:p>124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string" calcext:value-type="string">
            <text:p>Flt interp</text:p>
          </table:table-cell>
          <table:table-cell office:value-type="float" office:value="15444" calcext:value-type="float">
            <text:p>15444</text:p>
          </table:table-cell>
          <table:table-cell office:value-type="float" office:value="124" calcext:value-type="float">
            <text:p>124</text:p>
          </table:table-cell>
          <table:table-cell office:value-type="float" office:value="4228" calcext:value-type="float">
            <text:p>4228</text:p>
          </table:table-cell>
        </table:table-row>
        <table:table-row table:style-name="ro1">
          <table:table-cell office:value-type="string" calcext:value-type="string">
            <text:p>Fxd interp</text:p>
          </table:table-cell>
          <table:table-cell office:value-type="float" office:value="14404" calcext:value-type="float">
            <text:p>14404</text:p>
          </table:table-cell>
          <table:table-cell office:value-type="float" office:value="124" calcext:value-type="float">
            <text:p>124</text:p>
          </table:table-cell>
          <table:table-cell office:value-type="float" office:value="4228" calcext:value-type="float">
            <text:p>4228</text:p>
          </table:table-cell>
        </table:table-row>
        <table:table-row table:style-name="ro1">
          <table:table-cell office:value-type="string" calcext:value-type="string">
            <text:p>Dbl Nonuni</text:p>
          </table:table-cell>
          <table:table-cell office:value-type="float" office:value="9572" calcext:value-type="float">
            <text:p>9572</text:p>
          </table:table-cell>
          <table:table-cell office:value-type="float" office:value="124" calcext:value-type="float">
            <text:p>124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Flt Nonuni</text:p>
          </table:table-cell>
          <table:table-cell office:value-type="float" office:value="9908" calcext:value-type="float">
            <text:p>9908</text:p>
          </table:table-cell>
          <table:table-cell office:value-type="float" office:value="124" calcext:value-type="float">
            <text:p>124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Fxd Nonuni</text:p>
          </table:table-cell>
          <table:table-cell office:value-type="float" office:value="8924" calcext:value-type="float">
            <text:p>8924</text:p>
          </table:table-cell>
          <table:table-cell office:value-type="float" office:value="124" calcext:value-type="float">
            <text:p>124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Sin_32</text:p>
          </table:table-cell>
          <table:table-cell office:value-type="float" office:value="10892" calcext:value-type="float">
            <text:p>10892</text:p>
          </table:table-cell>
          <table:table-cell office:value-type="float" office:value="128" calcext:value-type="float">
            <text:p>128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string" calcext:value-type="string">
            <text:p>Sin_52</text:p>
          </table:table-cell>
          <table:table-cell office:value-type="float" office:value="10908" calcext:value-type="float">
            <text:p>10908</text:p>
          </table:table-cell>
          <table:table-cell office:value-type="float" office:value="128" calcext:value-type="float">
            <text:p>128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string" calcext:value-type="string">
            <text:p>Sin_73</text:p>
          </table:table-cell>
          <table:table-cell office:value-type="float" office:value="10036" calcext:value-type="float">
            <text:p>10036</text:p>
          </table:table-cell>
          <table:table-cell office:value-type="float" office:value="128" calcext:value-type="float">
            <text:p>128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string" calcext:value-type="string">
            <text:p>Sin_121</text:p>
          </table:table-cell>
          <table:table-cell office:value-type="float" office:value="10108" calcext:value-type="float">
            <text:p>10108</text:p>
          </table:table-cell>
          <table:table-cell office:value-type="float" office:value="128" calcext:value-type="float">
            <text:p>128</text:p>
          </table:table-cell>
          <table:table-cell office:value-type="float" office:value="2608" calcext:value-type="float">
            <text:p>26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18:09:44.893633572</meta:creation-date>
    <dc:date>2020-07-29T19:59:17.302104018</dc:date>
    <meta:editing-duration>PT1H27M10S</meta:editing-duration>
    <meta:editing-cycles>13</meta:editing-cycles>
    <meta:generator>LibreOffice/6.2.7.1$Linux_X86_64 LibreOffice_project/23edc44b61b830b7d749943e020e96f5a7df63bf</meta:generator>
    <meta:document-statistic meta:table-count="2" meta:cell-count="251" meta:object-count="0"/>
  </office:meta>
</office:document-meta>
</file>